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background-color="#33cc66"/>
    </style:style>
    <style:style style:name="T2" style:family="text">
      <style:text-properties fo:background-color="#3deb3d"/>
    </style:style>
    <style:style style:name="T3" style:family="text">
      <style:text-properties fo:background-color="#94bd5e"/>
    </style:style>
    <style:style style:name="T4" style:family="text">
      <style:text-properties fo:background-color="#7da647"/>
    </style:style>
    <style:style style:name="T5" style:family="text">
      <style:text-properties fo:background-color="#eb613d"/>
    </style:style>
    <style:style style:name="T6" style:family="text">
      <style:text-properties fo:background-color="#ff0000"/>
    </style:style>
    <style:style style:name="T7" style:family="text">
      <style:text-properties fo:background-color="#ff3366"/>
    </style:style>
    <style:style style:name="T8" style:family="text">
      <style:text-properties fo:background-color="#b3b300"/>
    </style:style>
    <style:style style:name="T9" style:family="text">
      <style:text-properties fo:background-color="#00ae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QUISITI DEL CLIENTE</text:p>
      <text:p text:style-name="Standard"/>
      <text:p text:style-name="Standard">Si chiede di realizzare un videogame in 2D dell'edizione classica del gioco di società Monopoli, che preveda solamente <text:span text:style-name="T1">giocatori</text:span> umani e non giocatori governati da intelligenza artificiale.</text:p>
      <text:p text:style-name="Standard">Per <text:span text:style-name="T6">giocare</text:span> è necessario <text:span text:style-name="T6">iniziare</text:span> una <text:span text:style-name="T1">nuova partita</text:span>, oppure <text:span text:style-name="T6">continuarne</text:span> una precedentemente <text:span text:style-name="T1">salvata</text:span>. Una <text:span text:style-name="T1">partita finita</text:span> non può essere <text:span text:style-name="T6">salvata</text:span> e pertanto <text:span text:style-name="T6">caricata</text:span>.</text:p>
      <text:p text:style-name="Standard">Il<text:span text:style-name="T1"> numero minimo di giocatori </text:span>per <text:span text:style-name="T5">iniziare</text:span> una <text:span text:style-name="T3">partita</text:span> è 2 e il <text:span text:style-name="T1">numero massimo di giocatori</text:span> che possono <text:span text:style-name="T5">parteciparvi</text:span> è 6; a ogni <text:span text:style-name="T3">giocatore</text:span> deve<text:span text:style-name="T6"> essere associato</text:span> un <text:span text:style-name="T1">nome</text:span>, una <text:span text:style-name="T1">pedina</text:span>, un <text:span text:style-name="T1">capitale</text:span>, e <text:s/>un determinato numero di <text:span text:style-name="T1">contratti</text:span>, che <text:span text:style-name="T6">vengono decisi</text:span> all<text:span text:style-name="T1">'inizio della partita</text:span>.</text:p>
      <text:p text:style-name="Standard">Una <text:span text:style-name="T3">partita</text:span> <text:span text:style-name="T6">si articola</text:span> in <text:span text:style-name="T1">turni</text:span>: durante un<text:span text:style-name="T3"> turno</text:span> i <text:span text:style-name="T3">giocatori</text:span>, a <text:span text:style-name="T1">rotazione</text:span>, devono <text:span text:style-name="T6">lanciare</text:span> due <text:span text:style-name="T1">dadi</text:span> e <text:span text:style-name="T6">avanzare</text:span> di un numero di <text:span text:style-name="T1">caselle</text:span> pari alla somma data dai due <text:span text:style-name="T3">dadi</text:span>; in caso le <text:span text:style-name="T1">facce</text:span> dei due <text:span text:style-name="T3">dadi</text:span> <text:span text:style-name="T5">lanciati</text:span> risultino uguali, è consentito <text:span text:style-name="T6">rilanciare</text:span> i <text:span text:style-name="T3">dadi</text:span>.</text:p>
      <text:p text:style-name="Standard"><text:span text:style-name="T6">Esistono</text:span> diversi tipi di <text:span text:style-name="T3">caselle</text:span>: i <text:span text:style-name="T1">lotti</text:span>, <text:span text:style-name="T6">suddivisi</text:span> in <text:span text:style-name="T1">lotti normali</text:span> e <text:span text:style-name="T1">lotti speciali</text:span>, le <text:span text:style-name="T1">caselle delle tasse</text:span>, le <text:span text:style-name="T1">caselle degli eventi</text:span> (<text:span text:style-name="T6">possono essere</text:span> <text:span text:style-name="T1">probabilità</text:span> oppure <text:span text:style-name="T1">imprevisti</text:span>), e le <text:span text:style-name="T3">caselle</text:span> poste agli angoli del tavolo da gioco: <text:span text:style-name="T1">“via”</text:span>, <text:span text:style-name="T1">prigione</text:span>, <text:span text:style-name="T1">posteggio gratuito</text:span>, <text:span text:style-name="T1">ufficiale di polizia</text:span>.</text:p>
      <text:p text:style-name="Standard">A seconda del numero di <text:span text:style-name="T3">giocatori</text:span>, ogni <text:span text:style-name="T3">giocatore</text:span> <text:span text:style-name="T5">inizia</text:span> con un determinato <text:span text:style-name="T1">capitale</text:span>, che <text:span text:style-name="T6">potrà utilizzare</text:span> durante lo <text:span text:style-name="T3">svolgimento</text:span> della <text:span text:style-name="T3">partita</text:span> per <text:span text:style-name="T6">acquistare</text:span> <text:span text:style-name="T3">lotti</text:span>, <text:span text:style-name="T6">pagare</text:span> <text:span text:style-name="T1">tasse</text:span>, <text:span text:style-name="T5">pagare</text:span> l'<text:span text:style-name="T1">affitto</text:span>, <text:span text:style-name="T6">costruire</text:span> <text:span text:style-name="T1">edifici</text:span> su un <text:span text:style-name="T3">lotto</text:span>, <text:span text:style-name="T6">vendere</text:span> <text:span text:style-name="T3">edifici</text:span> già <text:span text:style-name="T6">presenti</text:span> su un <text:span text:style-name="T3">lotto</text:span>, <text:span text:style-name="T5">vendere</text:span> un <text:span text:style-name="T3">lotto</text:span>.</text:p>
      <text:p text:style-name="Standard">Ogni <text:span text:style-name="T3">contratto</text:span> <text:span text:style-name="T5">è associato</text:span> a un <text:span text:style-name="T3">lotto</text:span> e ne <text:span text:style-name="T6">contiene</text:span> tutte le relative <text:span text:style-name="T1">informazioni</text:span> (<text:span text:style-name="T1">importo</text:span>, <text:span text:style-name="T1">costo di costruzione di edifici</text:span>, <text:span text:style-name="T1">valore ipotecario</text:span>).</text:p>
      <text:p text:style-name="Standard">La <text:span text:style-name="T1">banca</text:span> <text:span text:style-name="T6">detiene</text:span> tutti i <text:span text:style-name="T3">contratti</text:span> dei <text:span text:style-name="T3">lotti</text:span> che non <text:span text:style-name="T6">appartengono</text:span> a nessun <text:span text:style-name="T3">giocatore</text:span>, e <text:span text:style-name="T6">gestisce</text:span> tutti i <text:span text:style-name="T1">pagamenti</text:span>, siano essi <text:span text:style-name="T3">tasse</text:span>, <text:span text:style-name="T1">ipoteche</text:span>, <text:span text:style-name="T1">compravendita</text:span> o <text:span text:style-name="T1">costruzione/vendita di edifici</text:span>.</text:p>
      <text:p text:style-name="Standard">I <text:span text:style-name="T3">contratti</text:span> che un <text:span text:style-name="T3">giocatore</text:span> <text:span text:style-name="T5">possiede</text:span> all'<text:span text:style-name="T3">inizio della partita</text:span> <text:span text:style-name="T5">dipendono</text:span> dal <text:span text:style-name="T1">numero totale di giocatori</text:span> (maggiore è il <text:span text:style-name="T3">numero di giocatori</text:span>, minore è il <text:span text:style-name="T3">numero di contratti</text:span> con cui ciascuno di essi <text:span text:style-name="T5">inizia</text:span>), e <text:span text:style-name="T6">sono decisi</text:span> in modo puramente casuale; prima di ottenere i suddetti <text:span text:style-name="T3">contratti</text:span>, i <text:span text:style-name="T3">giocatori</text:span> <text:span text:style-name="T5">dovranno pagare</text:span> il relativo <text:span text:style-name="T3">importo</text:span> alla <text:span text:style-name="T3">banca</text:span> dal proprio <text:span text:style-name="T3">capitale</text:span>.</text:p>
      <text:p text:style-name="Standard">All'inizio della <text:span text:style-name="T3">partita</text:span> tutti i <text:span text:style-name="T3">giocatori</text:span> <text:span text:style-name="T6">partono</text:span> dalla <text:span text:style-name="T3">casella “via”</text:span> e <text:span text:style-name="T6">muovono</text:span> la propria <text:span text:style-name="T3">pedina</text:span> in senso orario sulle <text:span text:style-name="T3">caselle</text:span> in base al <text:span text:style-name="T1">lancio dei dadi</text:span>; a ogni successivo <text:span text:style-name="T1">passaggio</text:span> dalla <text:span text:style-name="T3">casella “via”</text:span> <text:span text:style-name="T6">ottengono</text:span> <text:span text:style-name="T1">un'indennità fissa</text:span> dalla <text:span text:style-name="T3">banca</text:span>.</text:p>
      <text:p text:style-name="Standard">Quando un <text:span text:style-name="T3">giocatore</text:span> <text:span text:style-name="T6">finisce</text:span> con la propria <text:span text:style-name="T3">pedina</text:span> su un <text:span text:style-name="T3">lotto</text:span> non <text:span text:style-name="T6">appartenente</text:span> ad alcun <text:span text:style-name="T3">giocatore</text:span>, ma <text:span text:style-name="T5">appartenente</text:span> alla <text:span text:style-name="T3">banca</text:span>, può <text:span text:style-name="T6">decidere di acquistarlo</text:span>, <text:span text:style-name="T5">pagando</text:span> <text:span text:style-name="T3">l'importo</text:span> indicato sul <text:span text:style-name="T3">contratto</text:span> alla <text:span text:style-name="T3">banca</text:span>, oppure no.</text:p>
      <text:p text:style-name="Standard">Quando un <text:span text:style-name="T3">giocatore</text:span> <text:span text:style-name="T5">finisce</text:span> con la propria <text:span text:style-name="T3">pedina</text:span> su un <text:span text:style-name="T3">lotto</text:span> appartenente ad un altro <text:span text:style-name="T3">giocatore</text:span>, è costretto a pagare <text:span text:style-name="T3">l'affitto</text:span> al <text:span text:style-name="T1">giocatore avversario</text:span>, il cui <text:span text:style-name="T3">importo</text:span> è indicato sul <text:span text:style-name="T3">contratto</text:span> relativo a quello specifico <text:span text:style-name="T3">lotto</text:span>.</text:p>
      <text:p text:style-name="Standard">Se un <text:span text:style-name="T3">giocatore</text:span> <text:span text:style-name="T6">possiede</text:span> tutti i <text:span text:style-name="T3">lotti</text:span> relativi a un certo <text:span text:style-name="T1">gruppo</text:span> (<text:span text:style-name="T1">colore</text:span> oppure <text:span text:style-name="T1">tipo</text:span> di <text:span text:style-name="T3">lotti speciali</text:span>), può <text:span text:style-name="T6">richiedere</text:span> un <text:span text:style-name="T3">affitto</text:span> maggiore ai <text:span text:style-name="T3">giocatori avversari</text:span> che <text:span text:style-name="T5">capitano</text:span> su uno dei suoi <text:span text:style-name="T3">lotti</text:span> (l'<text:span text:style-name="T3">importo</text:span> è sempre indicato sul <text:span text:style-name="T3">contratto</text:span>), in più durante il suo <text:span text:style-name="T3">turno</text:span> può <text:span text:style-name="T5">costruire</text:span> su uno dei <text:span text:style-name="T3">lotti normali</text:span> degli <text:span text:style-name="T3">edifici</text:span>, pagando <text:span text:style-name="T3">l'importo</text:span> relativo indicato sul <text:span text:style-name="T3">contratto</text:span> alla <text:span text:style-name="T3">banca</text:span>.</text:p>
      <text:p text:style-name="Standard">Se un <text:span text:style-name="T3">giocatore</text:span> <text:span text:style-name="T6">effettua</text:span> per tre volte consecutive un <text:span text:style-name="T1">doppio tiro di dadi</text:span> deve spostare la propria <text:span text:style-name="T3">pedina</text:span> direttamente sulla c<text:span text:style-name="T3">asella “prigione”</text:span>, senza <text:span text:style-name="T5">passare</text:span> dal <text:span text:style-name="T3">via</text:span>.</text:p>
      <text:p text:style-name="Standard">E' possibile <text:span text:style-name="T6">uscire</text:span> di <text:span text:style-name="T3">prigione</text:span> esclusivamente <text:span text:style-name="T5">pagando</text:span> una <text:span text:style-name="T1">cauzione</text:span> oppure in seguito a un <text:span text:style-name="T3">doppio tiro di dadi</text:span>.</text:p>
      <text:p text:style-name="Standard">Dopo tre <text:span text:style-name="T3">turni</text:span> in <text:span text:style-name="T3">prigione</text:span>, un <text:span text:style-name="T3">giocatore</text:span> <text:span text:style-name="T6">è costretto a pagare</text:span> la <text:span text:style-name="T3">cauzione</text:span> e <text:span text:style-name="T5">uscire</text:span> di <text:span text:style-name="T3">prigione</text:span>.</text:p>
      <text:p text:style-name="Standard">Quando si <text:span text:style-name="T5">finisce</text:span> su una <text:span text:style-name="T3">casella evento</text:span>, si <text:span text:style-name="T6">pesca</text:span> dal <text:span text:style-name="T1">mazzo relativo</text:span> (<text:span text:style-name="T3">probabilità</text:span> o <text:span text:style-name="T3">imprevisti</text:span>) una <text:span text:style-name="T3">carta</text:span> contenente la <text:span text:style-name="T1">descrizione dell'evento</text:span>; in base all'<text:span text:style-name="T4">evento</text:span> il <text:span text:style-name="T4">giocatore</text:span> <text:span text:style-name="T5">dovrà effettuare</text:span> una <text:span text:style-name="T1">azione</text:span> specifica.</text:p>
      <text:p text:style-name="Standard">Una <text:span text:style-name="T3">partita</text:span> <text:span text:style-name="T6">termina</text:span> dopo un determinato numero di <text:span text:style-name="T3">turni</text:span>, <text:span text:style-name="T6">stabiliti</text:span> all<text:span text:style-name="T3">'inizio del gioco</text:span>. Al termine il software <text:span text:style-name="T6">deve calcolare</text:span> il <text:span text:style-name="T1">valore complessivo dei lotti</text:span> <text:span text:style-name="T5">posseduti</text:span> da ogni <text:span text:style-name="T3">giocatore</text:span> (e relativi <text:span text:style-name="T3">edifici</text:span>) più il proprio <text:span text:style-name="T1">capitale</text:span>; il giocatore con il <text:span text:style-name="T1">valore complessivo</text:span> maggiore <text:span text:style-name="T6">vince</text:span> la <text:span text:style-name="T3">partita</text:span>.</text:p>
      <text:p text:style-name="Standard"/>
      <text:p text:style-name="Standard">Proposte di modifica: non è chiaro quando è il sistema ad effettuare le azioni o quando esse sono a <text:soft-page-break/>carico dell'utente (ES “l'utente muove la pedina” → “il sistema sposta la pedina in base al risultato del lancio dei dadi”;</text:p>
      <text:p text:style-name="Standard">“l'utente lancia i dadi” → l'utente preme il tasto lacia dadi e il sistema simula il lancio dei dadi</text:p>
      <text:p text:style-name="Standard">oppure scrivere alla fine cosa fa il sistema per bene, vedi SAM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3-18T18:54:10</meta:creation-date>
    <dc:date>2012-03-29T13:13:30.96</dc:date>
    <meta:editing-duration>PT15H21M40S</meta:editing-duration>
    <meta:editing-cycles>73</meta:editing-cycles>
    <meta:generator>OpenOffice.org/3.1$Win32 OpenOffice.org_project/310m19$Build-9420</meta:generator>
    <meta:document-statistic meta:table-count="0" meta:image-count="0" meta:object-count="0" meta:page-count="2" meta:paragraph-count="22" meta:word-count="724" meta:character-count="4550"/>
  </office:meta>
</office:document-meta>
</file>